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onydew" svg:font-family="Honydew" style:font-family-generic="modern" style:font-pitch="fixed"/>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org Sans" svg:font-family="'Giorg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rial"/>
    </style:style>
    <style:style style:name="P2" style:family="paragraph" style:parent-style-name="Heading_20_1">
      <style:text-properties style:use-window-font-color="true" style:font-name="Arial"/>
    </style:style>
    <style:style style:name="P3" style:family="paragraph" style:parent-style-name="Heading_20_1" style:master-page-name="MP0">
      <style:paragraph-properties style:page-number="auto" fo:break-before="page"/>
      <style:text-properties style:use-window-font-color="true" style:font-name="Arial"/>
    </style:style>
    <style:style style:name="P4" style:family="paragraph" style:parent-style-name="Heading_20_2">
      <style:text-properties style:use-window-font-color="true" style:font-name="Arial"/>
    </style:style>
    <style:style style:name="T1" style:family="text">
      <style:text-properties style:use-window-font-color="true" style:font-name="Arial"/>
    </style:style>
    <style:style style:name="T2" style:family="text">
      <style:text-properties officeooo:rsid="0000cb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How <text:span text:style-name="T2">T</text:span>o <text:span text:style-name="T2">L</text:span>earn <text:span text:style-name="T2">A</text:span>bout Ethereum</text:h>
      <text:p text:style-name="Standard"><text:span text:style-name="T1">This guide is for people who wish to learn about Ethereum, smart contracts and decentralized blockchain technology. At present, the Ethereum ecosystem is in very fast development mode and as such most of its users are also developers focusing on features rather </text:span><text:span text:style-name="Default_20_Paragraph_20_Font"><text:span text:style-name="T1">than</text:span></text:span><text:span text:style-name="T1"> interface.</text:span></text:p>
      <text:p text:style-name="P1">Learning about Ethereum is as much about using existing Ðapps (smart applications that run on the Ethereum blockchain network), as it is about learning how to create your own Ðapps.</text:p>
      <text:p text:style-name="P1">The Ethereum ecosystem is still in its infancy and Ðapps it’s unfortunate that at the present time it is too advanced for most people who are not technically savvy enough to access the fantastic features it delivers. For starters, at the moment most Ethereum services make use of the web3.js framework. While this has the benefit of fully decentralizing applications, the problem with web3.js is that it requires an end user to have a fully working Ethereum node installed on their computer. Currently, the Ethereum blockchain is more then 30GB in size and growing at a pace of about 1.5 GB per month. Not many people are willing to install over 30GB of data simply to use Ethereum services. Hardcore users who really wishes to run Ðapp applications on their own node may opt to use a web3.js version of an application, which will enable the user to verify any Ethereum Ðapp on the blockchain.</text:p>
      <text:p text:style-name="P1">As the Ethereum community continues to grow, I suspect that most Ethereum applications and services <text:s/>will become more readily available that they will run a full stack of Ethereum services on their servers (as most websites do today) but with the added facility to check the blockchain code when needed.</text:p>
      <text:h text:style-name="P2" text:outline-level="1">Lite clients</text:h>
      <text:p text:style-name="Standard"><text:span text:style-name="T1">Another workable solution will come in the form of what is </text:span><text:span text:style-name="Default_20_Paragraph_20_Font"><text:span text:style-name="T1">known</text:span></text:span><text:span text:style-name="T1"> as "partially light clients". A light client can be viewed as an Ethereum node that downloads block headers by default, and verifies only a small portion of what needs to be verified, using a distributed hash table as a database. These partially light client nodes, will </text:span><text:span text:style-name="Default_20_Paragraph_20_Font"><text:span text:style-name="T1">process</text:span></text:span><text:span text:style-name="T1"> everything but will store almost nothing of the blockchain.</text:span></text:p>
      <text:p text:style-name="P1">In the future it is expected that all Ethereum nodes except for a few archive nodes intended to be run by businesses, block explorers, will eventually be set up as light clients with respect to all history older than a few thousand blocks.</text:p>
      <text:p text:style-name="P1">There are however, various good reasons to install an Ethereum node today. For starters, you could use it to start mining your own Ether (the token currency of Ethereum), or as part of a platform to be able to learn how to develop your own smart contracts!</text:p>
      <text:p text:style-name="Standard"><text:span text:style-name="T1">The most popular node, geth (short for Go Ethereum) is still beta testing its light client functionality, but if you wish to start running your own Ethereum node now as a light clients, you should try the </text:span><text:a xlink:type="simple" xlink:href="https://ethcore.io/parity.html" office:target-frame-name="_top" xlink:show="replace" text:style-name="Internet_20_link" text:visited-style-name="Visited_20_Internet_20_Link">Parity Ethereum Node</text:a><text:span text:style-name="T1">.</text:span></text:p>
      <text:p text:style-name="P1">According to the Parity website, Parity is a high performance, lightweight Ethereum node providing you with access to all the features of the Ethereum network including powerful Decentralized applications. What really sets Parity apart is the fact you can download a smaller version of the Ethereum blockchain at just over 4 GB. Installation is simple and there are distributions for all 3 major operating systems, and once you have installed and synchronized your blockchain, you can start writing smart contract and deploy transactions on the main Ethereum blockchain.</text:p>
      <text:h text:style-name="P4" text:outline-level="2">Private <text:span text:style-name="T2">T</text:span>est <text:span text:style-name="T2">B</text:span>lockchain</text:h>
      <text:p text:style-name="P1">Another viable option if you want to learn about Ethereum is to simply run your own private Ethereum test network for development and testing purposes. This private blockchain will be separate from the main Ethereum blockchain and all changes and usage of it will be solely for you own personal usage. It is usually hard to explain to someone what Ethereum is and what it can do. Just as it is hard to explain how to do programming, one needs to use a new technology and practice with it in order to learn it and to understand what it is about and what it can do.</text:p>
      <text:p text:style-name="P1">Your best option for running a private blockchain is the geth node because on geth you can easily create a private testnet blockchain on which you can deploy smart contracts and transactions just as you would on the main live Ethereum blockchain.</text:p>
      <text:p text:style-name="Standard"><text:span text:style-name="T1">Simply download geth from </text:span><text:a xlink:type="simple" xlink:href="https://github.com/ethereum/go-ethereum/wiki" office:target-frame-name="_top" xlink:show="replace" text:style-name="Internet_20_link" text:visited-style-name="Visited_20_Internet_20_Link">https://github.com/ethereum/go-ethereum/wiki</text:a><text:span text:style-name="T1"> and after installation run the following command:</text:span></text:p>
      <text:p text:style-name="Standard"><text:soft-page-break/><text:span text:style-name="T1"><text:tab/></text:span><text:span text:style-name="Default_20_Paragraph_20_Font"><text:span text:style-name="T1">geth --dev --unlock 0 console</text:span></text:span></text:p>
      <text:p text:style-name="P1">geth will start by asking you for a Passphrase. This will be your testnet account password and you will use it to access your accounts later. Type in your Passphrase and remember it.</text:p>
      <text:p text:style-name="P1">Then type in:</text:p>
      <text:p text:style-name="Standard"><text:span text:style-name="T1"><text:tab/></text:span><text:span text:style-name="Default_20_Paragraph_20_Font"><text:span text:style-name="T1">miner.start()</text:span></text:span></text:p>
      <text:p text:style-name="P1">This will start a fully working test node that you can use to connect all existing Ethereum applications to.</text:p>
      <text:p text:style-name="P1">Then there is also the Ethereumjs testrpc. Testrpc is an even lighter-weight test node for running test Ethereum systems. The problem with testrpc is that, since it is a heavily open source application it is difficult to install in on Windows and Mac Os. Various libraries and dependencies are required, and any missing piece will make the entire installation fail. If you want to try testrpc it is advisible to install it on a virtual Linux machine on Windows or Mac OS or to install it natively on a Linux distribution. Currently the most popular visualization software for Windows ad Mac OS is called VirtualBox.</text:p>
      <text:p text:style-name="P1">After having installed and tried both geth and testrpc, my advice is to just use geth. Geth also happens to be the most popular Ethereum node at the present moment and it has lots of additional functionality which is not found in testrpc.</text:p>
      <text:p text:style-name="P1">A third and new option is Metamask. Metamask is a new concept in that it allows you to run Ethereum Ðapps right in your browser without running a full Ethereum node. MetaMask includes a secure identity vault, providing a user interface to manage your identities on different sites and sign blockchain transactions.</text:p>
      <text:h text:style-name="P4" text:outline-level="2">The <text:span text:style-name="T2">P</text:span>ower <text:span text:style-name="T2">O</text:span>f <text:span text:style-name="T2">T</text:span>he <text:span text:style-name="T2">B</text:span>lockchain</text:h>
      <text:p text:style-name="P1">So now that you have either a full or test node running, what now? The next step would be to install the official Ethereum-Mist Wallet Application.</text:p>
      <text:p text:style-name="P1">Styled as a decentralized application discovery tool, Ethereum-Mist Wallet is meant to serve as a wallet for smart contracts that features a graphical interface and allows users to dynamically set transaction fees and manage custom tokens. Ethereum-Mist Wallet enables you to transfer Ether, and deploy Ethereum transaction and new smart contracts.</text:p>
      <text:p text:style-name="Standard"><text:span text:style-name="T1">Again, the best way is to see for yourself by downloading the latest version from the official open source Github repository </text:span><text:a xlink:type="simple" xlink:href="https://github.com/ethereum/mist" office:target-frame-name="_top" xlink:show="replace" text:style-name="Internet_20_link" text:visited-style-name="Visited_20_Internet_20_Link">Ethereum Mist</text:a></text:p>
      <text:p text:style-name="P1">From here you will have the power of the Ethereum blockchain at your fingertips and be able to further explore other areas such as creating your own custom Cryptocurrency tokens or even writing your own smart contract and Ðapps. Let your journey begin!</text:p>
      <text:p text:style-name="P1"/>
      <text:p text:style-name="P1"/>
      <text:p text:style-name="P1"/>
      <text:h text:style-name="P2" text:outline-level="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onydew" svg:font-family="Honydew" style:font-family-generic="modern" style:font-pitch="fixed"/>
    <style:font-face style:name="Liberation Serif" svg:font-family="'Liberation Serif'" style:font-family-generic="roman" style:font-pitch="variable"/>
    <style:font-face style:name="Organization Age" svg:font-family="'Organization Ag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org Sans" svg:font-family="'Giorg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orphans="2" fo:widows="2" fo:hyphenation-ladder-count="no-limit"/>
      <style:text-properties style:font-name="Giorg Sans" fo:font-family="'Giorg Sans'"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37pt" style:font-name-asian="Times New Roman" style:font-family-asian="'Times New Roman'" style:font-family-generic-asian="roman" style:font-pitch-asian="variable" style:font-size-asian="37pt" style:font-size-complex="16pt" fo:hyphenate="false"/>
    </style:style>
    <style:style style:name="Heading_20_2" style:display-name="Heading 2" style:family="paragraph" style:parent-style-name="Standard" style:next-style-name="Standard" style:default-outline-level="2" style:class="text">
      <style:paragraph-properties fo:margin-top="0.176cm" fo:margin-bottom="0cm" loext:contextual-spacing="false" fo:keep-together="always" fo:hyphenation-ladder-count="no-limit" fo:padding-left="0cm" fo:padding-right="0cm" fo:padding-top="0.035cm" fo:padding-bottom="0cm" fo:border-left="none" fo:border-right="none" fo:border-top="0.99pt solid #808080" fo:border-bottom="none" style:shadow="none" fo:keep-with-next="always"/>
      <style:text-properties fo:color="#404040" fo:font-size="29pt" style:font-name-asian="Times New Roman" style:font-family-asian="'Times New Roman'" style:font-family-generic-asian="roman" style:font-pitch-asian="variable" style:font-size-asian="29pt" style:font-size-complex="13pt" fo:hyphenate="false"/>
    </style:style>
    <style:style style:name="Heading_20_3" style:display-name="Heading 3" style:family="paragraph" style:parent-style-name="Standard" style:next-style-name="Standard" style:default-outline-level="3" style:class="text">
      <style:paragraph-properties fo:margin-top="0.176cm" fo:margin-bottom="0cm" loext:contextual-spacing="false" fo:keep-together="always" fo:hyphenation-ladder-count="no-limit" fo:keep-with-next="always"/>
      <style:text-properties fo:color="#595959" fo:font-size="23pt" style:font-name-asian="Times New Roman" style:font-family-asian="'Times New Roman'" style:font-family-generic-asian="roman" style:font-pitch-asian="variable" style:font-size-asian="23pt" style:font-size-complex="12pt" fo:hyphenate="false"/>
    </style:style>
    <style:style style:name="Heading_20_4" style:display-name="Heading 4" style:family="paragraph" style:parent-style-name="Standard" style:next-style-name="Standard" style:default-outline-level="4" style:class="text">
      <style:paragraph-properties fo:margin-top="0.176cm" fo:margin-bottom="0cm" loext:contextual-spacing="false" fo:keep-together="always" fo:hyphenation-ladder-count="no-limit" fo:keep-with-next="always"/>
      <style:text-properties fo:color="#808080" fo:font-size="17pt" style:font-name-asian="Times New Roman" style:font-family-asian="'Times New Roman'" style:font-family-generic-asian="roman" style:font-pitch-asian="variable" style:font-size-asian="17pt" style:font-style-complex="italic" fo:hyphenate="false"/>
    </style:style>
    <style:style style:name="Heading_20_5" style:display-name="Heading 5" style:family="paragraph" style:parent-style-name="Standard" style:next-style-name="Standard" style:default-outline-level="5" style:class="text">
      <style:paragraph-properties fo:margin-top="0.176cm" fo:margin-bottom="0cm" loext:contextual-spacing="false" fo:keep-together="always" fo:hyphenation-ladder-count="no-limit" fo:keep-with-next="always"/>
      <style:text-properties fo:color="#a6a6a6" fo:font-size="13pt" style:font-name-asian="Times New Roman" style:font-family-asian="'Times New Roman'" style:font-family-generic-asian="roman" style:font-pitch-asian="variable" style:font-size-asian="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Footer" style:family="paragraph" style:parent-style-name="Standard" style:class="extra">
      <style:paragraph-properties fo:margin-top="0cm" fo:margin-bottom="0.109cm" loext:contextual-spacing="false" fo:hyphenation-ladder-count="no-limit">
        <style:tab-stops>
          <style:tab-stop style:position="7.62cm" style:type="center"/>
          <style:tab-stop style:position="15.24cm" style:type="right"/>
        </style:tab-stops>
      </style:paragraph-properties>
      <style:text-properties fo:color="#000000" fo:font-size="12pt" style:font-name-asian="Times New Roman" style:font-family-asian="'Times New Roman'" style:font-family-generic-asian="roman" style:font-pitch-asian="variable" style:font-size-asian="12pt" style:font-size-complex="12pt" fo:hyphenate="false"/>
    </style:style>
    <style:style style:name="Table_20_Contents" style:display-name="Table Contents" style:family="paragraph" style:parent-style-name="Standard" style:class="extra">
      <style:paragraph-properties fo:margin-top="0cm" fo:margin-bottom="0.109cm" loext:contextual-spacing="false" fo:hyphenation-ladder-count="no-limit" text:number-lines="false" text:line-number="0"/>
      <style:text-properties fo:color="#000000" fo:font-size="12pt" style:font-name-asian="Times New Roman" style:font-family-asian="'Times New Roman'" style:font-family-generic-asian="roman" style:font-pitch-asian="variable" style:font-size-asian="12pt" style:font-size-complex="12pt" fo:hyphenate="false"/>
    </style:style>
    <style:style style:name="Balloon_20_Text" style:display-name="Balloon Text" style:family="paragraph" style:parent-style-name="Standard">
      <style:paragraph-properties fo:margin-top="0cm" fo:margin-bottom="0cm" loext:contextual-spacing="false"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Heading_20_1_20_Char" style:display-name="Heading 1 Char" style:family="text">
      <style:text-properties style:font-name="Giorg Sans" fo:font-family="'Giorg Sans'" style:font-family-generic="swiss" style:font-pitch="variable" fo:font-size="37pt" style:font-name-asian="Times New Roman" style:font-family-asian="'Times New Roman'" style:font-family-generic-asian="roman" style:font-pitch-asian="variable" style:font-size-asian="37pt" style:font-name-complex="Times New Roman" style:font-family-complex="'Times New Roman'" style:font-family-generic-complex="roman" style:font-pitch-complex="variable" style:font-size-complex="16pt"/>
    </style:style>
    <style:style style:name="Heading_20_2_20_Char" style:display-name="Heading 2 Char" style:family="text">
      <style:text-properties fo:color="#404040" style:font-name="Giorg Sans" fo:font-family="'Giorg Sans'" style:font-family-generic="swiss" style:font-pitch="variable" fo:font-size="29pt" style:font-name-asian="Times New Roman" style:font-family-asian="'Times New Roman'" style:font-family-generic-asian="roman" style:font-pitch-asian="variable" style:font-size-asian="29pt" style:font-name-complex="Giorg Sans" style:font-family-complex="'Giorg Sans'" style:font-family-generic-complex="swiss" style:font-pitch-complex="variable" style:font-size-complex="13pt"/>
    </style:style>
    <style:style style:name="Heading_20_3_20_Char" style:display-name="Heading 3 Char" style:family="text">
      <style:text-properties fo:color="#595959" style:font-name="Giorg Sans" fo:font-family="'Giorg Sans'" style:font-family-generic="swiss" style:font-pitch="variable" fo:font-size="23pt" style:font-name-asian="Times New Roman" style:font-family-asian="'Times New Roman'" style:font-family-generic-asian="roman" style:font-pitch-asian="variable" style:font-size-asian="23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808080" style:font-name="Giorg Sans" fo:font-family="'Giorg Sans'" style:font-family-generic="swiss" style:font-pitch="variable" fo:font-size="17pt"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tyle-complex="italic"/>
    </style:style>
    <style:style style:name="Heading_20_5_20_Char" style:display-name="Heading 5 Char" style:family="text">
      <style:text-properties fo:color="#a6a6a6" style:font-name="Giorg Sans" fo:font-family="'Giorg Sans'"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style>
    <style:style style:name="Footer_20_Char" style:display-name="Footer Char" style:family="text">
      <style:text-properties fo:color="#000000" style:font-name="Giorg Sans" fo:font-family="'Giorg Sans'" style:font-family-generic="swiss"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eader_20_Char" style:display-name="Header Char" style:family="text" style:parent-style-name="Default_20_Paragraph_20_Font">
      <style:text-properties style:font-name="Giorg Sans" fo:font-family="'Giorg Sans'" style:font-family-generic="swiss" style:font-pitch="variable" fo:font-size="11pt" style:font-name-asian="Giorg Sans" style:font-family-asian="'Giorg Sans'" style:font-family-generic-asian="swiss" style:font-pitch-asian="variable" style:font-size-asian="11pt" style:font-name-complex="Giorg Sans" style:font-family-complex="'Giorg Sans'" style:font-family-generic-complex="swiss" style:font-pitch-complex="variable" style:font-size-complex="11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26pt solid #dddddd" fo:padding-top="1.261cm" fo:padding-bottom="0.192cm" fo:padding-left="1.293cm" fo:padding-right="1.293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Ryan Venter</meta:initial-creator>
    <dc:creator>Ryan Venter</dc:creator>
    <meta:creation-date>2016-08-15T15:31:00Z</meta:creation-date>
    <dc:date>2016-08-17T13:15:25.332000000</dc:date>
    <meta:editing-cycles>12</meta:editing-cycles>
    <meta:editing-duration>PT28M58S</meta:editing-duration>
    <meta:document-statistic meta:table-count="0" meta:image-count="0" meta:object-count="0" meta:page-count="2" meta:paragraph-count="28" meta:word-count="1146" meta:character-count="6765" meta:non-whitespace-character-count="56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Writer%20b.ott"/>
  </office:meta>
</office:document-meta>
</file>